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his repository contains the two R functions corresponding to the first part of the task and the Java project developed to open the connection with R. Nonetheless, correct execution of our R functions from Java was not fulfilled, nor with Rserve neither with JR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